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201000003AF0000021268F4F1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Nimbus Mono L"/>
    </style:style>
    <style:style style:name="T1" style:family="text">
      <style:text-properties style:font-name="Nimbus Mono L" fo:font-weight="normal" style:font-weight-asian="normal" style:font-weight-complex="normal"/>
    </style:style>
    <style:style style:name="T2" style:family="text">
      <style:text-properties style:font-name="Nimbus Mono 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Music Videos and</text:span></text:p>
            <text:p text:style-name="P1"><text:span text:style-name="T1">Gastronomification for</text:span></text:p>
            <text:p text:style-name="P1"><text:span text:style-name="T1">Big Data Analysis</text:span></text:p>
            <text:p text:style-name="P1"><text:span text:style-name="T2">Thomas Levine</text:span></text:p>
            <text:p text:style-name="P1"><text:span text:style-name="T3">csv soundsytem</text:span></text:p>
            <text:p text:style-name="P1"><text:span text:style-name="T3"/></text:p>
            <text:p text:style-name="P1"><text:span text:style-name="T3"/></text:p>
            <text:p text:style-name="P1"><text:span text:style-name="T3"><text:a xlink:href="http://strataconf.com/strata2014/public/schedule/detail/31767" xlink:type="simple">http://strataconf.com/strata2014/public/schedule/detail/31767</text:a></text:span></text:p>
            <text:p text:style-name="P1"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" fo:font-family="'Nimbus Mono L'" style:font-family-generic="modern" style:font-pitch="fixed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" fo:font-family="'Nimbus Mono L'" style:font-family-generic="modern" style:font-pitch="fixed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68F4F1D8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6.24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4.2$Linux_X86_64 LibreOffice_project/410m0$Build-2</meta:generator>
    <dc:date>2013-12-30T16:08:53.173443502</dc:date>
    <meta:editing-duration>PT9M25S</meta:editing-duration>
    <meta:editing-cycles>3</meta:editing-cycles>
    <meta:document-statistic meta:object-count="40"/>
  </office:meta>
</office:document-meta>
</file>